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 fo:break-before="page"/>
      <style:text-properties style:text-underline-style="none"/>
    </style:style>
    <style:style style:name="P4" style:family="paragraph" style:parent-style-name="Standard">
      <style:paragraph-properties fo:break-before="page"/>
      <style:text-properties style:text-underline-style="solid" style:text-underline-width="auto" style:text-underline-color="font-color"/>
    </style:style>
    <style:style style:name="P5" style:family="paragraph" style:parent-style-name="Standard" style:list-style-name="L1"/>
    <style:style style:name="P6" style:family="paragraph" style:parent-style-name="Standard">
      <style:text-properties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unchkin</text:p>
      <text:p text:style-name="Standard"/>
      <text:p text:style-name="Standard">Jeu de carte sur ordinateur</text:p>
      <text:p text:style-name="Standard">Devoloppement en Java</text:p>
      <text:p text:style-name="Standard">3 à 8 joueurs</text:p>
      <text:p text:style-name="Standard">Adaptation du jeu original pour le reste</text:p>
      <text:p text:style-name="Standard"/>
      <text:p text:style-name="Standard">Fonctionnement : Clients/Serveur, passage de message</text:p>
      <text:p text:style-name="Standard"/>
      <text:p text:style-name="Standard">Serveur = Plateau, possède toutes les cartes. En charge du déroulement de la partie. Developpe les tours en envoyant des messages a tous les joueurs. Il attend que tous soient à jour pour continuer.</text:p>
      <text:p text:style-name="Standard">Utilisation d'un fichier texte pour le déroulement de la partie. Permet de reprendre après incident, de sauvegarder etc... (comparer avec md5)</text:p>
      <text:p text:style-name="Standard">Client = met à jour son interface en fonction des messages reçus du serveur.</text:p>
      <text:p text:style-name="Standard"/>
      <text:p text:style-name="Standard">Réseau = les entité serveur et clients échangent des messages contenant les informations du jeu. Utilisation des connaissances réseaux de licence.</text:p>
      <text:p text:style-name="Standard"/>
      <text:p text:style-name="Standard">Les processus client possèdent une interface mais pas le serveur (qui possède un Terminal).</text:p>
      <text:p text:style-name="Standard">Un client héberge le serveur.</text:p>
      <text:p text:style-name="Standard"/>
      <text:p text:style-name="Standard">Il y aura un répertoire composé de toutes les données :</text:p>
      <text:list xml:id="list3498044547599685303" text:style-name="L1">
        <text:list-item>
          <text:p text:style-name="P5">l'ensemble des cartes et toutes les données qui gravitent autour (effets, nom, ID etc...)</text:p>
        </text:list-item>
        <text:list-item>
          <text:p text:style-name="P5">un ensemble d'images pour les clients (utilisées par l'interface)</text:p>
        </text:list-item>
        <text:list-item>
          <text:p text:style-name="P5">fichier texte sur le déroulement de la partie</text:p>
        </text:list-item>
      </text:list>
      <text:p text:style-name="Standard"/>
      <text:p text:style-name="P1">Hiérarchie :</text:p>
      <text:p text:style-name="Standard"/>
      <text:p text:style-name="P2">package carte</text:p>
      <text:p text:style-name="Standard"><text:tab/><text:tab/><text:tab/><text:tab/><text:tab/><text:tab/> <text:s text:c="8"/>Carte<text:tab/></text:p>
      <text:p text:style-name="Standard"><text:tab/>type : <text:tab/><text:tab/>Donjon<text:tab/><text:tab/><text:tab/>/<text:tab/><text:tab/>Trésor</text:p>
      <text:p text:style-name="Standard"><text:tab/>Classe/Monstre/Malus&amp;Bonus/Malediction...<text:tab/>Equipement/Malus&amp;Bonus...</text:p>
      <text:p text:style-name="P1">Tours :</text:p>
      <text:p text:style-name="P2">enchainement de phases -&gt; client = </text:p>
      <text:p text:style-name="P2">•<text:tab/>poser un équipement?poser un bonus(lvlup)?poser une malédiction? (phase de pose)</text:p>
      <text:p text:style-name="P2">•<text:tab/>piocher une carte, la jouer si monstre (engage la phase combat) sinon choix de jouer une <text:tab/>carte (phase de pose)</text:p>
      <text:p text:style-name="P2">•<text:tab/>si n'a pas combatu de monstre pille la piece (phase de pioche)</text:p>
      <text:p text:style-name="P2">•<text:tab/>changement de tour</text:p>
      <text:p text:style-name="P2"/>
      <text:p text:style-name="P2">Permet de régulariser le jeu, structure stricte. Impossible de déroger à la règle. Mais également permissif car possibilité de jouer des contres (pour ne pas trop ralentir le jeu ou le rendre désagréable -&gt; trop de clics&lt;- , utilisation d'un timer pour certaines phases.</text:p>
      <text:p text:style-name="P2"/>
      <text:p text:style-name="P3">Agenda :</text:p>
      <text:p text:style-name="P2">Création de cette fiche, mise au claire des idées, création du github.</text:p>
      <text:p text:style-name="P2">Compréhension des règles, familiarisation avec l'univers et les cartes.</text:p>
      <text:p text:style-name="P2">Définition des phases, algorithme en langage de tres haut niveau + UML des données</text:p>
      <text:p text:style-name="P2">Création des classes "donnée" telles que "carte" + UML client/serveur</text:p>
      <text:p text:style-name="P2">Création des classes client et serveur</text:p>
      <text:p text:style-name="P2">Création des processus client et serveur (Interface ?)</text:p>
      <text:p text:style-name="P2">Définition de la partie réseau (langage, messages, data / réseau pur, sécurité)</text:p>
      <text:p text:style-name="P2"/>
      <text:p text:style-name="P4">Boucle principale :</text:p>
      <text:p text:style-name="P1"/>
      <text:p text:style-name="P2">Init game :<text:tab/>création des piles de cartes donjon et trésor ainsi que des défausses (vides), création <text:tab/><text:tab/>des joueurs, distribution des cartes, création de l'historique, initialisation de la <text:tab/><text:tab/><text:tab/>connexion, <text:s/>choix du joueurs qui commence au hasard (animation) et ordre de jeu <text:tab/><text:tab/>(placement des joueur dans le sens horaire).</text:p>
      <text:p text:style-name="P2"/>
      <text:p text:style-name="P2">Tant que personne niveau 10 (en tuant un monstre) :</text:p>
      <text:p text:style-name="P2"><text:tab/>Tour de chaque joueur l'un apres l'autre.</text:p>
      <text:p text:style-name="P2"/>
      <text:p text:style-name="P2">Si joueur niveau 10, fin du jeu, animation du gagnant.</text:p>
      <text:p text:style-name="P2"/>
      <text:p text:style-name="P2"/>
      <text:p text:style-name="P1">Les 4 phases d'un tour :</text:p>
      <text:p text:style-name="P2"/>
      <text:p text:style-name="P2"><text:tab/>0 : (facultatif -&gt; pour le mode partie rapide) écoute au porte, arrivera plus tard</text:p>
      <text:p text:style-name="P2"><text:tab/>1 : Révéler la première carte de la pile DJ pour tous le monde si Monstre ou malédiction</text:p>
      <text:p text:style-name="P2"><text:tab/><text:tab/>sinon pioche face caché.</text:p>
      <text:p text:style-name="P2"><text:tab/><text:tab/>Si monstre : entre en phase combat</text:p>
      <text:p text:style-name="P2"><text:tab/><text:tab/>Si malédiction : subit l'effet</text:p>
      <text:p text:style-name="P2"><text:tab/>2 : (si aucun monstre rencontré dans la phase 1) Possibilité de poser un monstre sur la table</text:p>
      <text:p text:style-name="P2"><text:tab/><text:tab/>si pose -&gt; phase de combat</text:p>
      <text:p text:style-name="P2"><text:tab/>3 : (si aucun monstre en phase 1 et 2) Tirer une carte DJ face caché (partie rapide : carte <text:tab/><text:tab/>tresor)</text:p>
      <text:p text:style-name="P2"><text:tab/>4 : Charité = si + de 5 cartes dans la main, en jouer jusqu'à en avoir &lt;= 5</text:p>
      <text:p text:style-name="P2"><text:tab/><text:tab/>implique -&gt; vendre, poser des malediction, poser des bonus, ou donner des cartes au <text:tab/><text:tab/>joueur de plus bas niveau. (si plusieurs joueurs de + bas lvl : choix)</text:p>
      <text:p text:style-name="P2"/>
      <text:p text:style-name="P1">La phase combat :</text:p>
      <text:p text:style-name="P2"/>
      <text:p text:style-name="P2"><text:tab/>1 : affichage du monstre</text:p>
      <text:p text:style-name="P2"><text:tab/>2 : calcul des deux forces (joueur et monstre)</text:p>
      <text:p text:style-name="P2"><text:tab/>3 : combat remporté par ?</text:p>
      <text:p text:style-name="P2"><text:tab/>4 : affichage des différentes issus possibles</text:p>
      <text:p text:style-name="P2"><text:tab/>5 : choix = <text:tab/>utiliser un objet de sa main (bonus pour le joueur ou pour le monstre)</text:p>
      <text:p text:style-name="P2"><text:tab/><text:tab/><text:tab/><text:tab/>=&gt; retour a la phase 2</text:p>
      <text:p text:style-name="P2"><text:tab/><text:tab/><text:tab/>combattre le monstre si lvl &gt;</text:p>
      <text:p text:style-name="P2"><text:tab/><text:tab/><text:tab/>demander de l'aide à des joueurs qui devront accepter (gagne x trésors <text:tab/><text:tab/><text:tab/><text:tab/>aléatoirs)</text:p>
      <text:p text:style-name="P2"><text:tab/><text:tab/><text:tab/>déguerpire</text:p>
      <text:p text:style-name="P2"><text:tab/><text:tab/><text:tab/>effets suplémentaires selon le monstre</text:p>
      <text:p text:style-name="P2"><text:tab/>6 : si combat gagné =&gt; phase de loot + mise a jour de la fiche du(des) personnage(s)</text:p>
      <text:p text:style-name="P2"><text:tab/>7 : si déguerpire =&gt; animation jet de dé et en fonction du résultat appliquer différents effets</text:p>
      <text:p text:style-name="P2"/>
      <text:p text:style-name="P2">Certaines cartes permettent de zapper certaines phases ou encore de changer le cours du combat</text:p>
      <text:p text:style-name="P2">Le joueur en combat pourra utiliser des cartes mais les autres aussi, cependant les autres auront une fenêtre de décision ~ 3s.</text:p>
      <text:p text:style-name="P2"/>
      <text:p text:style-name="P4">Phase de pioche :</text:p>
      <text:p text:style-name="P2"/>
      <text:p text:style-name="P2"><text:tab/>- serveur depile le tas de cartes approprié et obtient une carte.</text:p>
      <text:p text:style-name="P2"><text:tab/><text:tab/>• si malediction applique l'effet</text:p>
      <text:p text:style-name="P2"><text:tab/><text:tab/>• si monstre et phase 1 d'un tour lance la phase combat</text:p>
      <text:p text:style-name="P2"><text:tab/><text:tab/>• si trésor, l'ajoute aux cartes du joueur</text:p>
      <text:p text:style-name="P2"><text:tab/><text:tab/>• si effet immédiat, lance l'algorithme de l'effet</text:p>
      <text:p text:style-name="P1">Phase de défausse :</text:p>
      <text:p text:style-name="P2"/>
      <text:p text:style-name="P2"><text:tab/><text:tab/>• détermine la source de la carte (le joueur)</text:p>
      <text:p text:style-name="P2"><text:tab/><text:tab/>• met à jour le set du joueur et envoi cette mise à jour à tous les joueurs</text:p>
      <text:p text:style-name="P2"><text:tab/><text:tab/>•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43M9S</meta:editing-duration>
    <meta:editing-cycles>17</meta:editing-cycles>
    <meta:generator>OpenOffice/4.1.5$Win32 OpenOffice.org_project/415m1$Build-9789</meta:generator>
    <dc:date>2018-11-13T21:41:55.40</dc:date>
    <dc:creator>Jules Lehodey</dc:creator>
    <meta:document-statistic meta:table-count="0" meta:image-count="0" meta:object-count="0" meta:page-count="4" meta:paragraph-count="77" meta:word-count="824" meta:character-count="4799"/>
    <meta:user-defined meta:name="Info 1"/>
    <meta:user-defined meta:name="Info 2"/>
    <meta:user-defined meta:name="Info 3"/>
    <meta:user-defined meta:name="Info 4"/>
  </office:meta>
</office:document-meta>
</file>